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bottom" draw:auto-grow-height="false" draw:auto-grow-width="false" draw:fit-to-size="false" style:shrink-to-fit="true" fo:min-height="4.2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75cm" svg:height="1cm" svg:x="12.625cm" svg:y="7.375cm">
          <draw:text-box>
            <text:p><text:span text:style-name="T1">textbox</text:span></text:p>
            <text:p><text:span text:style-name="T1"/></text:p>
            <text:p><text:span text:style-name="T1"/></text:p>
          </draw:text-box>
        </draw:frame>
        <draw:line draw:style-name="gr2" draw:text-style-name="P2" draw:layer="layout" svg:x1="10.25cm" svg:y1="7.875cm" svg:x2="17.75cm" svg:y2="7.875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Mike</meta:initial-creator>
    <meta:creation-date>2025-08-19T11:30:32.294135300</meta:creation-date>
    <dc:date>2025-08-19T11:32:19.122006500</dc:date>
    <dc:creator>Mike</dc:creator>
    <meta:editing-duration>PT1M47S</meta:editing-duration>
    <meta:editing-cycles>1</meta:editing-cycles>
    <meta:generator>LibreOfficeDev/26.2.0.0.alpha0$Windows_X86_64 LibreOffice_project/52da2155aecf73d76d39b82991a2693fce63f44a</meta:generator>
    <meta:document-statistic meta:object-count="25"/>
  </office:meta>
</office:document-meta>
</file>